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enkins – Debian package and repository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How debian repositories work?</text:p>
            <text:p text:style-name="P1"/>
            <text:p text:style-name="P1">What is happening when you type apt-get install &lt;package&gt;</text:p>
            <text:p text:style-name="P1"/>
            <text:p text:style-name="P1">Creating your own package and publish it your your repository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packages – Manual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reate a directory with the name of APP</text:p>
              </text:list-item>
              <text:list-item>
                <text:p>2. Copy the ".war" to the new directory </text:p>
              </text:list-item>
              <text:list-item>
                <text:p>3. Create a directory structure of the location to which the .war file need to be deployed (/var/lib/tomcat7/webapps)</text:p>
              </text:list-item>
              <text:list-item>
                <text:p>4. Create a directory called DEBIAN </text:p>
              </text:list-item>
              <text:list-item>
                <text:p>5. Add a control file inside DEBIAN directory and add following contents to that file:</text:p>
                <text:p>Package: GreetWorld</text:p>
                <text:p>Version: 1.0.1</text:p>
                <text:p>Architecture: all</text:p>
                <text:p>Maintainer: Joseph</text:p>
                <text:p>Depends: tomcat7</text:p>
                <text:p>Description: A simple helloworld app</text:p>
                <text:p/>
                <text:p>(Change the values respectively)</text:p>
              </text:list-item>
              <text:list-item>
                <text:p>6. Change directory to parent directory</text:p>
              </text:list-item>
              <text:list-item>
                <text:p>7. Build package using command:</text:p>
              </text:list-item>
              <text:list-item>
                <text:p>dpkg-deb --build Greet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a debian 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up a repository signing key</text:p>
              </text:list-item>
              <text:list-item>
                <text:p>Set up a repository with Reprepro, (the repository manager)</text:p>
              </text:list-item>
              <text:list-item>
                <text:p>Make repository public via a webserver </text:p>
              </text:list-item>
              <text:list-item>
                <text:p>Push packages to repositor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ep 1: Setup a repository signing k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 a Master Key</text:p>
              </text:list-item>
              <text:list-item>
                <text:p>Generate a Subkey for Package Signing</text:p>
              </text:list-item>
              <text:list-item>
                <text:p>Detach Master Key from Subke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ep 1: Setup a repository signing ke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t-get install rng-tools</text:p>
              </text:list-item>
              <text:list-item>
                <text:p>gpg --gen-key</text:p>
              </text:list-item>
              <text:list-item>
                <text:p>gpg –edit-key &lt;masterkey&gt;</text:p>
              </text:list-item>
              <text:list-item>
                <text:p>gpg --export-secret-key &lt;masterkey&gt; &gt; private.key</text:p>
              </text:list-item>
              <text:list-item>
                <text:p>gpg --export &lt;masterkey&gt; &gt;&gt; private.key</text:p>
              </text:list-item>
              <text:list-item>
                <text:p>gpg --export &lt;masterkey&gt; &gt; public.key</text:p>
              </text:list-item>
              <text:list-item>
                <text:p>gpg --export-secret-subkeys &lt;signingkey&gt; &gt; signing.key</text:p>
              </text:list-item>
              <text:list-item>
                <text:p>gpg –delete-secret-key &lt;masterkey&gt;</text:p>
              </text:list-item>
              <text:list-item>
                <text:p>gpg --import public.key signing.key</text:p>
              </text:list-item>
              <text:list-item>
                <text:p>gpg --keyserver keyserver.ubuntu.com –send-key &lt;masterkey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ep 2: Set up a repository with Reprep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t-get update</text:p>
              </text:list-item>
              <text:list-item>
                <text:p>apt-get install reprepro</text:p>
              </text:list-item>
              <text:list-item>
                <text:p>mkdir -p /var/repositories/</text:p>
              </text:list-item>
              <text:list-item>
                <text:p>cd /var/repositories/</text:p>
              </text:list-item>
              <text:list-item>
                <text:p>mkdir conf</text:p>
              </text:list-item>
              <text:list-item>
                <text:p>cd conf/</text:p>
              </text:list-item>
              <text:list-item>
                <text:p>touch options distributions</text:p>
              </text:list-item>
              <text:list-item>
                <text:p>echo “ask-passphrase” &gt; options</text:p>
              </text:list-item>
              <text:list-item>
                <text:p>vi distributions</text:p>
                <text:p>Codename: trusty</text:p>
                <text:p>Components: main</text:p>
                <text:p>Architectures: i386 amd64</text:p>
                <text:p>SignWith: &lt;signkey&gt;</text:p>
              </text:list-item>
              <text:list-item>
                <text:p>Upload “.deb” file to repo </text:p>
              </text:list-item>
              <text:list-item>
                <text:p>reprepro -Vb /var/repositories -S utils -P 500 includedeb trusty /home/vagrant/HelloWorld.d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ep 3: Make repository public via a webserve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t-get update</text:p>
              </text:list-item>
              <text:list-item>
                <text:p>apt-get install nginx</text:p>
              </text:list-item>
              <text:list-item>
                <text:p>vi /etc/nginx/sites-available/default</text:p>
                <text:p>server {</text:p>
                <text:p><text:s text:c="4"/>## Let your repository be the root directory</text:p>
                <text:p><text:s text:c="3"/>root <text:s text:c="7"/>/var/repositories;</text:p>
                <text:p><text:s text:c="4"/>## Always good to log</text:p>
                <text:p><text:s text:c="3"/>access_log <text:s/>/var/log/nginx/repo.access.log;</text:p>
                <text:p><text:s text:c="3"/>error_log <text:s text:c="2"/>/var/log/nginx/repo.error.log;</text:p>
                <text:list>
                  <text:list-header>
                    <text:p>## Prevent access to Reprepro's files</text:p>
                    <text:p>location ~ /(db|conf) {</text:p>
                    <text:p>deny <text:s text:c="7"/>all;</text:p>
                    <text:list>
                      <text:list-header>
                        <text:p><text:s text:c="2"/>return <text:s text:c="5"/>404;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service nginx resta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ep 4: Using your 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t-key adv --keyserver keyserver.ubuntu.com --recv-keys &lt;yourmasterkey&gt;</text:p>
              </text:list-item>
              <text:list-item>
                <text:p>add-apt-repository "deb http://198.199.114.168/ trusty main"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tomate this tasks via Jenkins</text:p>
          </draw:text-box>
        </draw:frame>
        <draw:frame presentation:style-name="pr4" draw:layer="layout" svg:width="25.199cm" svg:height="12.179cm" svg:x="2.347cm" svg:y="4.849cm" presentation:class="outline" presentation:user-transformed="true">
          <draw:text-box>
            <text:list text:style-name="L2">
              <text:list-item>
                <text:p>Configure “publish over ssh” plugin in Jenkins</text:p>
              </text:list-item>
              <text:list-item>
                <text:p>Setup SSH-key based authentication from Jenkins to debian repo</text:p>
                <text:p>ssh-keygen</text:p>
                <text:p>ssh-copy-id <text:a xlink:href="mailto:root@192.168.33.13" xlink:type="simple">root@192.168.33.13</text:a></text:p>
                <text:p>or</text:p>
                <text:p>cat ~/.ssh/id_rsa.pub | ssh username@remote_host "mkdir -p ~/.ssh &amp;&amp; cat &gt;&gt; ~/.ssh/authorized_keys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23:50.074646080</meta:creation-date>
    <dc:date>2017-10-26T15:53:19.394494005</dc:date>
    <meta:editing-duration>PT4H59M24S</meta:editing-duration>
    <meta:editing-cycles>29</meta:editing-cycles>
    <meta:generator>LibreOffice/5.1.6.2$Linux_X86_64 LibreOffice_project/10m0$Build-2</meta:generator>
    <meta:document-statistic meta:object-count="57"/>
  </office:meta>
</office:document-meta>
</file>